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632a" officeooo:paragraph-rsid="000b632a"/>
    </style:style>
    <style:style style:name="P2" style:family="paragraph" style:parent-style-name="Standard">
      <style:text-properties style:font-name="Liberation Serif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Liberation Serif" officeooo:paragraph-rsid="000b632a"/>
    </style:style>
    <style:style style:name="P4" style:family="paragraph" style:parent-style-name="Standard">
      <style:text-properties style:font-name="Liberation Serif" fo:font-weight="bold" officeooo:rsid="00120712" officeooo:paragraph-rsid="0012071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b632a" officeooo:paragraph-rsid="000b632a" style:font-weight-asian="bold" style:font-weight-complex="bold"/>
    </style:style>
    <style:style style:name="P6" style:family="paragraph" style:parent-style-name="Standard" style:list-style-name="L3">
      <style:paragraph-properties fo:text-align="start" style:justify-single-word="false"/>
      <style:text-properties fo:font-weight="bold" officeooo:rsid="00120712" officeooo:paragraph-rsid="0012071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20712" officeooo:paragraph-rsid="00120712" style:font-weight-asian="bold" style:font-weight-complex="bold"/>
    </style:style>
    <style:style style:name="P8" style:family="paragraph" style:parent-style-name="Standard" style:list-style-name="L4">
      <style:paragraph-properties fo:text-align="start" style:justify-single-word="false"/>
      <style:text-properties fo:font-weight="bold" officeooo:rsid="00120712" officeooo:paragraph-rsid="00120712" style:font-weight-asian="bold" style:font-weight-complex="bold"/>
    </style:style>
    <style:style style:name="P9" style:family="paragraph" style:parent-style-name="Standard" style:list-style-name="L4">
      <style:paragraph-properties fo:text-align="start" style:justify-single-word="false"/>
      <style:text-properties fo:font-weight="bold" officeooo:rsid="0012498d" officeooo:paragraph-rsid="0012498d" style:font-weight-asian="bold" style:font-weight-complex="bold"/>
    </style:style>
    <style:style style:name="P10" style:family="paragraph" style:parent-style-name="Standard" style:list-style-name="L4">
      <style:paragraph-properties fo:text-align="start" style:justify-single-word="false"/>
      <style:text-properties fo:font-weight="bold" officeooo:rsid="0012498d" officeooo:paragraph-rsid="001d9cf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2498d" officeooo:paragraph-rsid="001d9cf0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3afb6" officeooo:paragraph-rsid="0023afb6" style:font-weight-asian="bold" style:font-weight-complex="bold"/>
    </style:style>
    <style:style style:name="P13" style:family="paragraph" style:parent-style-name="Standard" style:list-style-name="L5">
      <style:paragraph-properties fo:text-align="start" style:justify-single-word="false"/>
      <style:text-properties fo:font-weight="bold" officeooo:rsid="00273d6d" officeooo:paragraph-rsid="0027a76a" style:font-weight-asian="bold" style:font-weight-complex="bold"/>
    </style:style>
    <style:style style:name="P14" style:family="paragraph" style:parent-style-name="Standard" style:list-style-name="L5">
      <style:paragraph-properties fo:text-align="start" style:justify-single-word="false"/>
      <style:text-properties fo:font-weight="bold" officeooo:rsid="00273d6d" officeooo:paragraph-rsid="002eac6c" style:font-weight-asian="bold" style:font-weight-complex="bold"/>
    </style:style>
    <style:style style:name="P15" style:family="paragraph" style:parent-style-name="Standard" style:list-style-name="L5">
      <style:paragraph-properties fo:text-align="start" style:justify-single-word="false"/>
      <style:text-properties fo:font-weight="bold" officeooo:rsid="0027a76a" officeooo:paragraph-rsid="0027a76a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27a76a" officeooo:paragraph-rsid="0027a76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20712" officeooo:paragraph-rsid="00120712" style:font-weight-asian="normal" style:font-weight-complex="normal"/>
    </style:style>
    <style:style style:name="P18" style:family="paragraph" style:parent-style-name="Standard" style:list-style-name="L2">
      <style:paragraph-properties style:writing-mode="lr-tb"/>
      <style:text-properties style:font-name="Liberation Serif"/>
    </style:style>
    <style:style style:name="P19" style:family="paragraph" style:parent-style-name="Standard" style:list-style-name="L2">
      <style:paragraph-properties style:writing-mode="lr-tb"/>
      <style:text-properties style:font-name="Liberation Serif" officeooo:paragraph-rsid="000c8e85"/>
    </style:style>
    <style:style style:name="T1" style:family="text">
      <style:text-properties officeooo:rsid="000b632a"/>
    </style:style>
    <style:style style:name="T2" style:family="text">
      <style:text-properties fo:color="#000000" fo:font-size="12pt"/>
    </style:style>
    <style:style style:name="T3" style:family="text">
      <style:text-properties fo:color="#000000" fo:font-size="12pt" officeooo:rsid="000c8e85"/>
    </style:style>
    <style:style style:name="T4" style:family="text">
      <style:text-properties fo:color="#000000" fo:font-size="12pt" fo:font-weight="bold" officeooo:rsid="000c8e85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b632a" style:font-weight-asian="bold" style:font-weight-complex="bold"/>
    </style:style>
    <style:style style:name="T7" style:family="text">
      <style:text-properties fo:font-weight="bold" officeooo:rsid="000c8e85" style:font-weight-asian="bold" style:font-weight-complex="bold"/>
    </style:style>
    <style:style style:name="T8" style:family="text">
      <style:text-properties fo:font-weight="bold" officeooo:rsid="001d9cf0" style:font-weight-asian="bold" style:font-weight-complex="bold"/>
    </style:style>
    <style:style style:name="T9" style:family="text">
      <style:text-properties officeooo:rsid="0012071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20712" style:font-weight-asian="normal" style:font-weight-complex="normal"/>
    </style:style>
    <style:style style:name="T12" style:family="text">
      <style:text-properties fo:font-weight="normal" officeooo:rsid="002eac6c" style:font-weight-asian="normal" style:font-weight-complex="normal"/>
    </style:style>
    <style:style style:name="T13" style:family="text">
      <style:text-properties officeooo:rsid="002eac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LASHING</text:p>
      <text:p text:style-name="P1"/>
      <text:p text:style-name="P1"/>
      <text:list xml:id="list3815444277990727609" text:style-name="L2">
        <text:list-item>
          <text:p text:style-name="P3"><text:span text:style-name="T1">Open the </text:span><text:span text:style-name="T6">QFIL</text:span><text:span text:style-name="T1"> tool.</text:span></text:p>
        </text:list-item>
        <text:list-item>
          <text:p text:style-name="P3"><text:span text:style-name="T1">Connect the DUT to PC and check for port detection.</text:span></text:p>
        </text:list-item>
        <text:list-item>
          <text:p text:style-name="P18">If diag port is disabled then take dut to EDL mode.</text:p>
        </text:list-item>
        <text:list-item>
          <text:p text:style-name="P18"><text:span text:style-name="T1">S</text:span>elect <text:span text:style-name="T6">Meta</text:span><text:span text:style-name="T1">/</text:span><text:span text:style-name="T6">Flat</text:span> build.</text:p>
        </text:list-item>
        <text:list-item>
          <text:p text:style-name="P18">For <text:span text:style-name="T6">Flat</text:span> build select <text:span text:style-name="T5">"Browse"</text:span> and go to build path and select “<text:span text:style-name="T8">prog_emmc_firehose_8909_</text:span><text:span text:style-name="T5"> </text:span><text:span text:style-name="T6">drr.</text:span><text:span text:style-name="T5">mbn”</text:span> file.</text:p>
        </text:list-item>
        <text:list-item>
          <text:p text:style-name="P18"><text:span text:style-name="T1">S</text:span>elect <text:span text:style-name="T5">"load XML"</text:span> and select raw prog<text:span text:style-name="T1">ram</text:span> files then click <text:span text:style-name="T5">"Download"</text:span></text:p>
        </text:list-item>
        <text:list-item>
          <text:p text:style-name="P19">For <text:span text:style-name="T7">Meta</text:span> build <text:span text:style-name="T2"><text:s/></text:span><text:span text:style-name="T3">select </text:span><text:span text:style-name="T4">“Load Content”</text:span><text:span text:style-name="T3"> and select </text:span><text:span text:style-name="T4">“contents”</text:span><text:span text:style-name="T3"> file then click on </text:span><text:span text:style-name="T4">“Download”</text:span></text:p>
        </text:list-item>
      </text:list>
      <text:p text:style-name="P2"/>
      <text:p text:style-name="P4">Selection of raw program files for different ODM’s::</text:p>
      <text:list xml:id="list6549728604219285882" text:style-name="L3">
        <text:list-header>
          <text:p text:style-name="P6"/>
        </text:list-header>
        <text:list-item>
          <text:p text:style-name="P6">F30C : rawprogram <text:s/>unsparse without <text:s/>QCN</text:p>
          <text:list>
            <text:list-item>
              <text:list>
                <text:list-header>
                  <text:p text:style-name="P6">rawprogram 2(<text:span text:style-name="T10">Select these 2 raw program files not to erase the QCN)</text:span></text:p>
                </text:list-header>
              </text:list>
            </text:list-item>
          </text:list>
        </text:list-item>
      </text:list>
      <text:p text:style-name="P7"/>
      <text:p text:style-name="P7"><text:span text:style-name="T10"><text:tab/><text:tab/></text:span>rawprogram unsparse</text:p>
      <text:p text:style-name="P7"><text:tab/><text:tab/>rawprogarm 0<text:span text:style-name="T10">(Select these 2 raw program files <text:s/>to erase the QCN)</text:span></text:p>
      <text:p text:style-name="P17"/>
      <text:list xml:id="list5817010660365796129" text:style-name="L4">
        <text:list-item>
          <text:p text:style-name="P8">F50Y<text:span text:style-name="T10"> </text:span>: <text:span text:style-name="T10">Select </text:span>rawprogram unsparse<text:span text:style-name="T10"> file.</text:span></text:p>
        </text:list-item>
        <text:list-item>
          <text:p text:style-name="P9">F20A<text:span text:style-name="T10"> </text:span>: <text:span text:style-name="T11">Select </text:span><text:span text:style-name="T9">rawprogram unsparse</text:span><text:span text:style-name="T11"> file.</text:span></text:p>
        </text:list-item>
        <text:list-item>
          <text:p text:style-name="P10">F90M<text:span text:style-name="T10"> </text:span>:<text:span text:style-name="T11">Select </text:span><text:span text:style-name="T9">rawprogram unsparse</text:span><text:span text:style-name="T11"> file.</text:span></text:p>
        </text:list-item>
      </text:list>
      <text:p text:style-name="P11"><text:span text:style-name="T11"/></text:p>
      <text:p text:style-name="P11"><text:span text:style-name="T11"/></text:p>
      <text:p text:style-name="P12"><text:span text:style-name="T9">E</text:span>DL mode keys for <text:s/>different ODM’s::</text:p>
      <text:p text:style-name="P12"/>
      <text:list xml:id="list7773980719707121569" text:style-name="L5">
        <text:list-item>
          <text:p text:style-name="P13">F120B <text:s text:c="3"/>: <text:s text:c="2"/><text:span text:style-name="T12">Press</text:span> <text:s text:c="3"/>* + <text:s text:c="2"/># <text:s/>+ cable <text:s/></text:p>
        </text:list-item>
        <text:list-item>
          <text:p text:style-name="P14">F220B<text:tab/> <text:s text:c="2"/>: <text:s text:c="2"/><text:span text:style-name="T12">Press</text:span> <text:s text:c="3"/>* + <text:s text:c="2"/># <text:s/>+ cable <text:s text:c="2"/></text:p>
        </text:list-item>
        <text:list-item>
          <text:p text:style-name="P14">F2403 <text:s text:c="3"/>: <text:s text:c="2"/><text:span text:style-name="T12">Press</text:span> <text:s text:c="3"/>* + <text:s text:c="2"/># <text:s/>+ cable <text:s/></text:p>
        </text:list-item>
        <text:list-item>
          <text:p text:style-name="P14">F2403N : <text:s text:c="2"/><text:span text:style-name="T12">Press</text:span> <text:s text:c="3"/>* + <text:s text:c="2"/># <text:s/>+ cable <text:s/></text:p>
        </text:list-item>
        <text:list-item>
          <text:p text:style-name="P14">F2403S <text:s/>: <text:s text:c="2"/><text:span text:style-name="T12">Press</text:span> <text:s text:c="3"/>* + <text:s text:c="2"/># <text:s/>+ cable <text:s text:c="2"/></text:p>
        </text:list-item>
        <text:list-item>
          <text:p text:style-name="P15">F300B <text:s text:c="3"/>: <text:s/><text:span text:style-name="T12">Press</text:span> <text:s text:c="3"/>* <text:s/>+ cable</text:p>
        </text:list-item>
      </text:list>
      <text:p text:style-name="P16"/>
      <text:p text:style-name="P16"/>
      <text:list xml:id="list124512242682025" text:continue-numbering="true" text:style-name="L5">
        <text:list-item>
          <text:p text:style-name="P15">F30C <text:s text:c="3"/>: <text:s/><text:span text:style-name="T10">Press up key + down key +power key</text:span></text:p>
        </text:list-item>
        <text:list-item>
          <text:p text:style-name="P15">F20A <text:s text:c="3"/>: <text:s/><text:span text:style-name="T10">Press up key + down key +power key</text:span></text:p>
        </text:list-item>
        <text:list-item>
          <text:p text:style-name="P15">F50Y <text:s text:c="3"/>: <text:s/><text:span text:style-name="T10">Press up key + down key +power key</text:span></text:p>
        </text:list-item>
        <text:list-item>
          <text:p text:style-name="P15">F90M <text:s text:c="2"/>: <text:s/><text:span text:style-name="T10">Press up key + down key +power key</text:span></text:p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0:48:55.342897608</meta:creation-date>
    <dc:date>2020-02-21T11:47:31.551024968</dc:date>
    <meta:editing-duration>PT26M5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29" meta:word-count="241" meta:character-count="1243" meta:non-whitespace-character-count="959"/>
  </office:meta>
</office:document-meta>
</file>